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osis" svg:font-family="Dosis" style:font-family-generic="roman" style:font-pitch="variable"/>
    <style:font-face style:name="MinionPro-Regular" svg:font-family="MinionPr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osis1" svg:font-family="Dosi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Dosis" fo:font-size="9pt" style:font-size-asian="9pt" style:font-size-complex="9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Standard">
      <style:text-properties style:font-name="Dosis" fo:font-size="12pt" style:font-size-asian="12pt" style:font-size-complex="12pt"/>
    </style:style>
    <style:style style:name="P4" style:family="paragraph" style:parent-style-name="Standard">
      <style:text-properties style:font-name="Dosis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Dosis" style:font-name-complex="Dosis1"/>
    </style:style>
    <style:style style:name="P6" style:family="paragraph" style:parent-style-name="_5b_Basic_20_Paragraph_5d_">
      <style:text-properties style:font-name="Dosis" style:font-name-complex="Dosis1"/>
    </style:style>
    <style:style style:name="P7" style:family="paragraph" style:parent-style-name="List_20_Paragraph">
      <style:text-properties style:font-name="Dosis"/>
    </style:style>
    <style:style style:name="P8" style:family="paragraph" style:parent-style-name="Text_20_body">
      <style:text-properties style:font-name="Dosis" fo:font-size="12pt" fo:font-style="italic" style:font-size-asian="12pt" style:font-style-asian="italic" style:font-size-complex="12pt"/>
    </style:style>
    <style:style style:name="P9" style:family="paragraph" style:parent-style-name="Standard">
      <style:paragraph-properties fo:margin-left="0in" fo:margin-right="0in" fo:line-height="107%" fo:text-indent="0in" style:auto-text-indent="false" style:writing-mode="lr-tb"/>
      <style:text-properties fo:font-style="normal" style:font-style-asian="normal" style:font-style-complex="normal"/>
    </style:style>
    <style:style style:name="P10" style:family="paragraph" style:parent-style-name="Standard">
      <style:paragraph-properties fo:margin-left="0in" fo:margin-right="0in" fo:line-height="107%" fo:text-indent="0in" style:auto-text-indent="false" style:writing-mode="lr-tb"/>
      <style:text-properties style:font-name="Dosis" fo:font-size="12pt" fo:language="en" fo:country="US" fo:font-style="normal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11" style:family="paragraph" style:parent-style-name="Standard" style:master-page-name="Standard">
      <style:paragraph-properties fo:margin-top="0.1945in" fo:margin-bottom="0.1945in" loext:contextual-spacing="false" fo:line-height="100%" fo:text-align="center" style:justify-single-word="false" style:page-number="auto"/>
      <style:text-properties fo:color="#006666" style:font-name="Dosis" fo:font-size="12pt" style:font-size-asian="12pt" style:font-size-complex="12pt"/>
    </style:style>
    <style:style style:name="P12" style:family="paragraph" style:parent-style-name="Text_20_body">
      <style:paragraph-properties fo:margin-top="0.1945in" fo:margin-bottom="0.1945in" loext:contextual-spacing="false" fo:line-height="100%"/>
      <style:text-properties style:font-name="Dosis" fo:font-size="12pt" officeooo:paragraph-rsid="0017dc0c" style:font-size-asian="12pt" style:font-size-complex="12pt"/>
    </style:style>
    <style:style style:name="T1" style:family="text">
      <style:text-properties style:font-name="Dosis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2" style:family="text">
      <style:text-properties style:font-name="Dosis" fo:font-size="12pt" fo:language="en" fo:country="US" officeooo:rsid="0017dc0c" style:font-size-asian="12pt" style:language-asian="en" style:country-asian="US" style:font-name-complex="Times New Roman1" style:font-size-complex="12pt" style:language-complex="ar" style:country-complex="SA"/>
    </style:style>
    <style:style style:name="T3" style:family="text">
      <style:text-properties officeooo:rsid="0016a747"/>
    </style:style>
    <style:style style:name="T4" style:family="text">
      <style:text-properties style:font-name="Calibri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5" style:family="text">
      <style:text-properties fo:font-weight="bold" style:font-name-asian="Times New Roman1" style:font-weight-asian="bold" style:font-name-complex="Times New Roman1"/>
    </style:style>
    <style:style style:name="T6" style:family="text">
      <style:text-properties fo:font-weight="bold" officeooo:rsid="0016a747" style:font-name-asian="Times New Roman1" style:font-weight-asian="bold" style:font-name-complex="Times New Roman1"/>
    </style:style>
    <style:style style:name="T7" style:family="text">
      <style:text-properties officeooo:rsid="0017dc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BIBLIOGRAFIA PER </text:span><text:span text:style-name="T5"><text:s/>NDËRTËSAT E PADËSHIRUARA</text:span></text:p>
      <text:p text:style-name="P12"><text:span text:style-name="Emphasis"><text:span text:style-name="T7">Artikulli </text:span></text:span></text:p>
      <text:p text:style-name="Text_20_body"><text:span text:style-name="Emphasis">Shenim: Ky shkrim ka lindur n</text:span>ë<text:span text:style-name="Emphasis">n kuadrin e projektit kërkimor ‘Cities Methodologies’ zhvilluar nga ‘Instituti i Antropologjisë dhe Studimit të Artit’ dhe financuar nga PERFORM.</text:span></text:p>
      <text:p text:style-name="Text_20_body"><text:span text:style-name="Emphasis"/></text:p>
      <text:p text:style-name="P8"/>
      <text:p text:style-name="P10"><text:span text:style-name="T7">1. </text:span>I.Calvino , Qytetet e padukshme , 2007,Tiranë, Shtypshkronja Maluka</text:p>
      <text:p text:style-name="P10"><text:span text:style-name="T7">2. </text:span>A.Rexhepaj, Përpjekja 34-35, Shqipëtaret dhe arkitektura, Qëndra ‘Përpjekja’,dimër 2015-pranverë 2016,Tiranë.</text:p>
      <text:p text:style-name="P10"><text:span text:style-name="T7">3. </text:span>S.Dhamo, B.Aliaj, Gj.Thomai,Tirana qyteti I munguar, Pegi, 2016.</text:p>
      <text:p text:style-name="P10"><text:span text:style-name="T7">4.</text:span>M.Van der Hoorn, Indispensable Eyesores: An Antropology of undesired buildings’, Berghahn Books, 2009,SHBA.</text:p>
      <text:p text:style-name="P10"><text:span text:style-name="T7">5. </text:span>V. Bushati, Vilat e Tiranës’, Botime Afrojdit, Tiranw , qershor 2012.</text:p>
      <text:p text:style-name="P9"><text:span text:style-name="T2">6. <text:s/></text:span><text:span text:style-name="T1">A.Menghini, F.Pashako, M.Stigliano,</text:span><text:span text:style-name="T4"> </text:span><text:span text:style-name="T1">Arkitektura modern Italiane për qytetet e Shqipërise, Botimet Dudaj,Tiranë.</text:span></text:p>
      <text:p text:style-name="P4"/>
      <text:p text:style-name="P3"/>
      <text:p text:style-name="P5"/>
      <text:p text:style-name="P6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osis" svg:font-family="Dosis" style:font-family-generic="roman" style:font-pitch="variable"/>
    <style:font-face style:name="MinionPro-Regular" svg:font-family="MinionPr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osis1" svg:font-family="Dosi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_5b_No_20_Paragraph_20_Style_5d_" style:display-name="[No Paragraph Style]" style:family="paragraph" style:default-outline-level="">
      <style:paragraph-properties fo:margin-top="0in" fo:margin-bottom="0in" loext:contextual-spacing="false" fo:line-height="120%" fo:text-align="start" style:justify-single-word="false" fo:orphans="2" fo:widows="2" style:vertical-align="middle" style:writing-mode="lr-tb"/>
      <style:text-properties fo:color="#000000" style:font-name="MinionPro-Regular" fo:font-family="MinionPro-Regular" style:font-family-generic="roman" style:font-pitch="variable" fo:font-size="12pt" style:font-size-asian="12pt" style:font-name-complex="MinionPro-Regular1" style:font-family-complex="MinionPro-Regular" style:font-family-generic-complex="system" style:font-pitch-complex="variable" style:font-size-complex="12pt"/>
    </style:style>
    <style:style style:name="_5b_Basic_20_Paragraph_5d_" style:display-name="[Basic Paragraph]" style:family="paragraph" style:parent-style-name="_5b_No_20_Paragraph_20_Style_5d_" style:default-outline-level=""/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Dosis1" style:font-family-asian="Dosis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Dosis" style:font-style-name="Regular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25in" fo:margin-left="0.283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0.7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83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2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83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.7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83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osis" fo:font-size="9pt" style:font-size-asian="9pt" style:font-size-complex="9pt"/>
    </style:style>
    <style:style style:name="MP2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222"/>NGA JORA KASAPI <text:s text:c="37"/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9</meta:editing-cycles>
    <meta:creation-date>2018-09-14T13:44:00</meta:creation-date>
    <dc:date>2018-11-06T20:12:35.904000000</dc:date>
    <meta:editing-duration>PT2H4M10S</meta:editing-duration>
    <meta:generator>LibreOffice/6.1.2.1$Windows_X86_64 LibreOffice_project/65905a128db06ba48db947242809d14d3f9a93fe</meta:generator>
    <meta:document-statistic meta:table-count="0" meta:image-count="0" meta:object-count="0" meta:page-count="1" meta:paragraph-count="10" meta:word-count="102" meta:character-count="1047" meta:non-whitespace-character-count="6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